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  <style:text-properties loext:padding="0cm" loext:border="none"/>
    </style:style>
    <style:style style:name="P9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style:font-name="monospace" loext:padding="0cm" loext:border="none"/>
    </style:style>
    <style:style style:name="T3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inimum-remove-to-make-valid-parentheses/" text:style-name="Internet_20_link" text:visited-style-name="Visited_20_Internet_20_Link"><text:span text:style-name="T1">1249. Minimum Remove to Make Valid Parentheses</text:span></text:a></text:p>
      <text:p text:style-name="P4">Medium</text:p>
      <text:p text:style-name="P4"/>
      <text:p text:style-name="P3"><text:span text:style-name="T1">Given a string </text:span><text:span text:style-name="T2">s</text:span><text:span text:style-name="T1"> of </text:span><text:span text:style-name="Source_20_Text"><text:span text:style-name="T3">'('</text:span></text:span><text:span text:style-name="T1"> , </text:span><text:span text:style-name="Source_20_Text"><text:span text:style-name="T3">')'</text:span></text:span><text:span text:style-name="T1"> and lowercase English characters.</text:span></text:p>
      <text:p text:style-name="P3"><text:span text:style-name="T1">Your task is to remove the minimum number of parentheses ( </text:span><text:span text:style-name="Source_20_Text"><text:span text:style-name="T3">'('</text:span></text:span><text:span text:style-name="T1"> or </text:span><text:span text:style-name="Source_20_Text"><text:span text:style-name="T3">')'</text:span></text:span><text:span text:style-name="T1">, in any positions ) so that the resulting </text:span><text:span text:style-name="Emphasis"><text:span text:style-name="T1">parentheses string</text:span></text:span><text:span text:style-name="T1"> is valid and return </text:span><text:span text:style-name="Strong_20_Emphasis"><text:span text:style-name="T1">any</text:span></text:span><text:span text:style-name="T1"> valid string.</text:span></text:p>
      <text:p text:style-name="P3"><text:span text:style-name="T1">Formally, a </text:span><text:span text:style-name="Emphasis"><text:span text:style-name="T1">parentheses string</text:span></text:span><text:span text:style-name="T1"> is valid if and only if:</text:span></text:p>
      <text:list xml:id="list1189715598" text:style-name="L1">
        <text:list-item>
          <text:p text:style-name="P8">It is the empty string, contains only lowercase characters, or</text:p>
        </text:list-item>
        <text:list-item>
          <text:p text:style-name="P6"><text:span text:style-name="T1">It can be written as </text:span><text:span text:style-name="Source_20_Text"><text:span text:style-name="T3">AB</text:span></text:span><text:span text:style-name="T1"> (</text:span><text:span text:style-name="Source_20_Text"><text:span text:style-name="T3">A</text:span></text:span><text:span text:style-name="T1"> concatenated with </text:span><text:span text:style-name="Source_20_Text"><text:span text:style-name="T3">B</text:span></text:span><text:span text:style-name="T1">), where </text:span><text:span text:style-name="Source_20_Text"><text:span text:style-name="T3">A</text:span></text:span><text:span text:style-name="T1"> and </text:span><text:span text:style-name="Source_20_Text"><text:span text:style-name="T3">B</text:span></text:span><text:span text:style-name="T1"> are valid strings, or</text:span></text:p>
        </text:list-item>
        <text:list-item>
          <text:p text:style-name="P7"><text:span text:style-name="T1">It can be written as </text:span><text:span text:style-name="Source_20_Text"><text:span text:style-name="T3">(A)</text:span></text:span><text:span text:style-name="T1">, where </text:span><text:span text:style-name="Source_20_Text"><text:span text:style-name="T3">A</text:span></text:span><text:span text:style-name="T1"> is a valid string.</text:span></text:p>
        </text:list-item>
      </text:list>
      <text:p text:style-name="P5"> </text:p>
      <text:p text:style-name="P3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lee(t(c)o)de)"</text:span></text:p>
      <text:p text:style-name="P2"><text:span text:style-name="Strong_20_Emphasis"><text:span text:style-name="T1">Output:</text:span></text:span><text:span text:style-name="T1"> "lee(t(c)o)de"</text:span></text:p>
      <text:p text:style-name="P1"><text:span text:style-name="Strong_20_Emphasis"><text:span text:style-name="T1">Explanation:</text:span></text:span><text:span text:style-name="T1"> "lee(t(co)de)" , "lee(t(c)ode)" would also be accepted.</text:span>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a)b(c)d"</text:span></text:p>
      <text:p text:style-name="P1"><text:span text:style-name="Strong_20_Emphasis"><text:span text:style-name="T1">Output:</text:span></text:span><text:span text:style-name="T1"> "ab(c)d"</text:span></text:p>
      <text:p text:style-name="P3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s = "))(("</text:span></text:p>
      <text:p text:style-name="P2"><text:span text:style-name="Strong_20_Emphasis"><text:span text:style-name="T1">Output:</text:span></text:span><text:span text:style-name="T1"> ""</text:span></text:p>
      <text:p text:style-name="P1"><text:span text:style-name="Strong_20_Emphasis"><text:span text:style-name="T1">Explanation:</text:span></text:span><text:span text:style-name="T1"> An empty string is also valid.</text:span></text:p>
      <text:p text:style-name="P5"> </text:p>
      <text:p text:style-name="P3"><text:span text:style-name="Strong_20_Emphasis"><text:span text:style-name="T1">Constraints:</text:span></text:span></text:p>
      <text:list xml:id="list746225770" text:style-name="L2">
        <text:list-item>
          <text:p text:style-name="P9"><text:span text:style-name="Source_20_Text"><text:span text:style-name="T3">1 &lt;= s.length &lt;= 10</text:span></text:span><text:span text:style-name="Source_20_Text"><text:span text:style-name="T1">5</text:span></text:span></text:p>
        </text:list-item>
        <text:list-item>
          <text:p text:style-name="P10"><text:span text:style-name="Source_20_Text"><text:span text:style-name="T3">s[i]</text:span></text:span><text:span text:style-name="T1"> is either</text:span><text:span text:style-name="Source_20_Text"><text:span text:style-name="T3">'('</text:span></text:span><text:span text:style-name="T1"> , </text:span><text:span text:style-name="Source_20_Text"><text:span text:style-name="T3">')'</text:span></text:span><text:span text:style-name="T1">, or lowercase English letter</text:span><text:span text:style-name="Source_20_Text"><text:span text:style-name="T3">.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6T20:02:08.502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4" meta:word-count="160" meta:character-count="880" meta:non-whitespace-character-count="745"/>
  </office:meta>
</office:document-meta>
</file>